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7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39in"/>
    </style:style>
    <style:style style:name="co4" style:family="table-column">
      <style:table-column-properties fo:break-before="auto" style:column-width="1.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7">
      <style:text-properties fo:font-weight="normal" style:font-weight-asian="normal" style:font-weight-complex="normal"/>
    </style:style>
    <style:style style:name="ce2" style:family="table-cell" style:parent-style-name="Default" style:data-style-name="N117"/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0669665">
            <text:p>0.0669665</text:p>
          </table:table-cell>
          <table:table-cell/>
          <table:table-cell office:value-type="string">
            <text:p>AYC request—response (s)</text:p>
          </table:table-cell>
          <table:table-cell/>
          <table:table-cell office:value-type="string">
            <text:p>AYT request—response (s)</text:p>
          </table:table-cell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116206">
            <text:p>0.116206</text:p>
          </table:table-cell>
          <table:table-cell/>
          <table:table-cell table:style-name="ce1" office:value-type="float" office:value="0.040533">
            <text:p>0.040533</text:p>
          </table:table-cell>
          <table:table-cell/>
          <table:table-cell table:style-name="ce3" office:value-type="string">
            <text:p>0.167646</text:p>
          </table:table-cell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56724">
            <text:p>0.156724</text:p>
          </table:table-cell>
          <table:table-cell/>
          <table:table-cell table:style-name="ce2" office:value-type="float" office:value="0.067743">
            <text:p>0.067743</text:p>
          </table:table-cell>
          <table:table-cell/>
          <table:table-cell table:style-name="ce3" office:value-type="string">
            <text:p>0.095772</text:p>
          </table:table-cell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320176">
            <text:p>0.320176</text:p>
          </table:table-cell>
          <table:table-cell/>
          <table:table-cell table:style-name="ce2" office:value-type="float" office:value="0.178654">
            <text:p>0.178654</text:p>
          </table:table-cell>
          <table:table-cell/>
          <table:table-cell table:style-name="ce3" office:value-type="string">
            <text:p>0.309688</text:p>
          </table:table-cell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073144">
            <text:p>0.073144</text:p>
          </table:table-cell>
          <table:table-cell/>
          <table:table-cell table:style-name="ce2" office:value-type="float" office:value="0.016255">
            <text:p>0.016255</text:p>
          </table:table-cell>
          <table:table-cell/>
          <table:table-cell table:style-name="ce3" office:value-type="string">
            <text:p>0.164999</text:p>
          </table:table-cell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118249">
            <text:p>0.118249</text:p>
          </table:table-cell>
          <table:table-cell/>
          <table:table-cell table:style-name="ce2" office:value-type="float" office:value="0.067025">
            <text:p>0.067025</text:p>
          </table:table-cell>
          <table:table-cell/>
          <table:table-cell table:style-name="ce3" office:value-type="string">
            <text:p>0.165271</text:p>
          </table:table-cell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62035">
            <text:p>0.162035</text:p>
          </table:table-cell>
          <table:table-cell/>
          <table:table-cell table:style-name="ce2" office:value-type="float" office:value="0.234911">
            <text:p>0.234911</text:p>
          </table:table-cell>
          <table:table-cell/>
          <table:table-cell table:style-name="ce3" office:value-type="string">
            <text:p>0.163177</text:p>
          </table:table-cell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6446">
            <text:p>0.26446</text:p>
          </table:table-cell>
          <table:table-cell/>
          <table:table-cell table:style-name="ce2" office:value-type="float" office:value="0.290822">
            <text:p>0.290822</text:p>
          </table:table-cell>
          <table:table-cell/>
          <table:table-cell table:style-name="ce3" office:value-type="string">
            <text:p>0.163583</text:p>
          </table:table-cell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0732058">
            <text:p>0.0732058</text:p>
          </table:table-cell>
          <table:table-cell/>
          <table:table-cell table:style-name="ce2" office:value-type="float" office:value="0.369293">
            <text:p>0.369293</text:p>
          </table:table-cell>
          <table:table-cell/>
          <table:table-cell table:style-name="ce3" office:value-type="string">
            <text:p>0.155446</text:p>
          </table:table-cell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117322">
            <text:p>0.117322</text:p>
          </table:table-cell>
          <table:table-cell/>
          <table:table-cell table:style-name="ce2" office:value-type="float" office:value="0.488355">
            <text:p>0.488355</text:p>
          </table:table-cell>
          <table:table-cell/>
          <table:table-cell table:style-name="ce3" office:value-type="string">
            <text:p>0.155716</text:p>
          </table:table-cell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60468">
            <text:p>0.160468</text:p>
          </table:table-cell>
          <table:table-cell/>
          <table:table-cell table:style-name="ce2" office:value-type="float" office:value="0.416914">
            <text:p>0.416914</text:p>
          </table:table-cell>
          <table:table-cell/>
          <table:table-cell table:style-name="ce3" office:value-type="string">
            <text:p>0.185242</text:p>
          </table:table-cell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42318">
            <text:p>0.242318</text:p>
          </table:table-cell>
          <table:table-cell/>
          <table:table-cell table:style-name="ce2" office:value-type="float" office:value="0.447442">
            <text:p>0.447442</text:p>
          </table:table-cell>
          <table:table-cell table:number-columns-repeated="2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0731306">
            <text:p>0.0731306</text:p>
          </table:table-cell>
          <table:table-cell/>
          <table:table-cell table:style-name="ce2" office:value-type="float" office:value="0.496316">
            <text:p>0.496316</text:p>
          </table:table-cell>
          <table:table-cell/>
          <table:table-cell office:value-type="string">
            <text:p>Tests run with four Mambas and the TS-7800, using sample timings</text:p>
          </table:table-cell>
        </table:table-row>
        <table:table-row table:style-name="ro2">
          <table:table-cell office:value-type="string">
            <text:p><text:tab/>Computed lag (2c2b69ee-3245-56c9-8544-5d256529833a)</text:p>
          </table:table-cell>
          <table:table-cell office:value-type="float" office:value="0.118391">
            <text:p>0.118391</text:p>
          </table:table-cell>
          <table:table-cell/>
          <table:table-cell table:style-name="ce2" office:value-type="float" office:value="0.523673">
            <text:p>0.523673</text:p>
          </table:table-cell>
          <table:table-cell/>
          <table:table-cell office:value-type="string">
            <text:p>Commit 4fe29dff98bbfb567e961c60cbc3dfcf9ec69334 (TimingMessages tip, 2013-02-01)</text:p>
          </table:table-cell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68625">
            <text:p>0.168625</text:p>
          </table:table-cell>
          <table:table-cell/>
          <table:table-cell table:style-name="ce2" office:value-type="float" office:value="0.221102">
            <text:p>0.221102</text:p>
          </table:table-cell>
          <table:table-cell table:number-columns-repeated="2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43818">
            <text:p>0.243818</text:p>
          </table:table-cell>
          <table:table-cell/>
          <table:table-cell table:style-name="ce2" office:value-type="float" office:value="0.272061">
            <text:p>0.272061</text:p>
          </table:table-cell>
          <table:table-cell table:number-columns-repeated="2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107538">
            <text:p>0.107538</text:p>
          </table:table-cell>
          <table:table-cell/>
          <table:table-cell table:style-name="ce2" office:value-type="float" office:value="0.359275">
            <text:p>0.359275</text:p>
          </table:table-cell>
          <table:table-cell table:number-columns-repeated="2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56005">
            <text:p>0.156005</text:p>
          </table:table-cell>
          <table:table-cell/>
          <table:table-cell table:style-name="ce2" office:value-type="float" office:value="0.504879">
            <text:p>0.504879</text:p>
          </table:table-cell>
          <table:table-cell table:number-columns-repeated="2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24449">
            <text:p>0.224449</text:p>
          </table:table-cell>
          <table:table-cell/>
          <table:table-cell table:style-name="ce2" office:value-type="float" office:value="0.190104">
            <text:p>0.190104</text:p>
          </table:table-cell>
          <table:table-cell table:number-columns-repeated="2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49816">
            <text:p>0.149816</text:p>
          </table:table-cell>
          <table:table-cell/>
          <table:table-cell table:style-name="ce2" office:value-type="float" office:value="0.225581">
            <text:p>0.225581</text:p>
          </table:table-cell>
          <table:table-cell table:number-columns-repeated="2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36993">
            <text:p>0.136993</text:p>
          </table:table-cell>
          <table:table-cell/>
          <table:table-cell table:style-name="ce2" office:value-type="float" office:value="0.297508">
            <text:p>0.297508</text:p>
          </table:table-cell>
          <table:table-cell table:number-columns-repeated="2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47805">
            <text:p>0.147805</text:p>
          </table:table-cell>
          <table:table-cell/>
          <table:table-cell table:style-name="ce1" office:value-type="float" office:value="0.628527">
            <text:p>0.628527</text:p>
          </table:table-cell>
          <table:table-cell table:number-columns-repeated="2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11696">
            <text:p>0.211696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236321">
            <text:p>0.236321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259456">
            <text:p>0.259456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90102">
            <text:p>0.190102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219446">
            <text:p>0.219446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97393">
            <text:p>0.297393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76335">
            <text:p>0.176335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242364">
            <text:p>0.242364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213325">
            <text:p>0.213325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86821">
            <text:p>0.286821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64856">
            <text:p>0.164856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228318">
            <text:p>0.228318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207273">
            <text:p>0.207273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77235">
            <text:p>0.277235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55754">
            <text:p>0.155754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217171">
            <text:p>0.217171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202565">
            <text:p>0.202565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69821">
            <text:p>0.269821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48246">
            <text:p>0.148246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208075">
            <text:p>0.208075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98794">
            <text:p>0.198794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63757">
            <text:p>0.263757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42066">
            <text:p>0.142066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200519">
            <text:p>0.200519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95659">
            <text:p>0.195659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58822">
            <text:p>0.258822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190046">
            <text:p>0.190046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91874">
            <text:p>0.191874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54052">
            <text:p>0.254052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60583">
            <text:p>0.160583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181031">
            <text:p>0.181031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867">
            <text:p>0.1867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47457">
            <text:p>0.247457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73569">
            <text:p>0.173569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174157">
            <text:p>0.174157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82254">
            <text:p>0.182254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4259">
            <text:p>0.24259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86906">
            <text:p>0.186906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e2d8571f-4cb4-55e8-b8db-a43106ab07cc)</text:p>
          </table:table-cell>
          <table:table-cell office:value-type="float" office:value="0.179836">
            <text:p>0.179836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2c2b69ee-3245-56c9-8544-5d256529833a)</text:p>
          </table:table-cell>
          <table:table-cell office:value-type="float" office:value="0.170693">
            <text:p>0.170693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5bb18cb8-5000-5ae3-b1c2-041716990b68)</text:p>
          </table:table-cell>
          <table:table-cell office:value-type="float" office:value="0.180993">
            <text:p>0.180993</text:p>
          </table:table-cell>
          <table:table-cell table:number-columns-repeated="4"/>
        </table:table-row>
        <table:table-row table:style-name="ro1">
          <table:table-cell office:value-type="string">
            <text:p><text:tab/>Computed lag (87271260-567a-59a2-8c41-cf7603fbefe3)</text:p>
          </table:table-cell>
          <table:table-cell office:value-type="float" office:value="0.240274">
            <text:p>0.240274</text:p>
          </table:table-cell>
          <table:table-cell table:number-columns-repeated="4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6"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6:16:38</meta:creation-date>
    <dc:date>2013-02-01T17:03:19</dc:date>
    <meta:editing-duration>PT27M31S</meta:editing-duration>
    <meta:editing-cycles>2</meta:editing-cycles>
    <meta:generator>LibreOffice/3.6$Linux_X86_64 LibreOffice_project/360m1$Build-2</meta:generator>
    <meta:document-statistic meta:table-count="1" meta:cell-count="163" meta:object-count="0"/>
  </office:meta>
</office:document-meta>
</file>